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Mongolian Baiti" svg:font-family="'Mongolian Baiti'" style:font-family-generic="script" style:font-pitch="variable"/>
    <style:font-face style:name="Monotype Corsiva" svg:font-family="'Monotype Corsiva'" style:font-family-generic="script"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fo:font-size="14pt" fo:font-weight="bold" officeooo:rsid="00001bbe" officeooo:paragraph-rsid="00001bbe" style:font-size-asian="14pt" style:font-weight-asian="bold" style:font-size-complex="14pt" style:font-weight-complex="bold"/>
    </style:style>
    <style:style style:name="P2" style:family="paragraph" style:parent-style-name="Standard">
      <style:text-properties style:font-name="Arial Narrow" fo:font-size="14pt" fo:font-weight="bold" officeooo:rsid="0003ce95" officeooo:paragraph-rsid="0003ce95" style:font-size-asian="14pt" style:font-weight-asian="bold" style:font-size-complex="14pt" style:font-weight-complex="bold"/>
    </style:style>
    <style:style style:name="P3" style:family="paragraph" style:parent-style-name="Standard">
      <style:text-properties style:font-name="Arial Narrow" fo:font-size="14pt" fo:font-style="normal" fo:font-weight="bold" officeooo:rsid="00055c75" officeooo:paragraph-rsid="00055c75" style:font-size-asian="14pt" style:font-style-asian="normal" style:font-weight-asian="bold" style:font-size-complex="14pt" style:font-style-complex="normal" style:font-weight-complex="bold"/>
    </style:style>
    <style:style style:name="P4" style:family="paragraph" style:parent-style-name="Standard">
      <style:text-properties style:font-name="Arial Narrow" fo:font-size="14pt" fo:font-style="normal" fo:font-weight="bold" officeooo:rsid="0007038a" officeooo:paragraph-rsid="0007038a" style:font-size-asian="14pt" style:font-style-asian="normal" style:font-weight-asian="bold" style:font-size-complex="14pt" style:font-style-complex="normal" style:font-weight-complex="bold"/>
    </style:style>
    <style:style style:name="P5" style:family="paragraph" style:parent-style-name="Standard">
      <style:text-properties style:font-name="Arial Narrow" fo:font-size="14pt" fo:font-style="normal" fo:font-weight="bold" officeooo:rsid="0008b558" officeooo:paragraph-rsid="0008b558" style:font-size-asian="14pt" style:font-style-asian="normal" style:font-weight-asian="bold" style:font-size-complex="14pt" style:font-style-complex="normal" style:font-weight-complex="bold"/>
    </style:style>
    <style:style style:name="P6" style:family="paragraph" style:parent-style-name="Standard">
      <style:text-properties style:font-name="Arial Narrow" fo:font-size="14pt" fo:font-style="normal" fo:font-weight="bold" officeooo:rsid="0009970e" officeooo:paragraph-rsid="0009970e" style:font-size-asian="14pt" style:font-style-asian="normal" style:font-weight-asian="bold" style:font-size-complex="14pt" style:font-style-complex="normal" style:font-weight-complex="bold"/>
    </style:style>
    <style:style style:name="P7" style:family="paragraph" style:parent-style-name="Standard">
      <style:text-properties style:font-name="Arial Narrow" fo:font-size="14pt" fo:font-style="normal" fo:font-weight="bold" officeooo:rsid="000b3aba" officeooo:paragraph-rsid="000b3aba" style:font-size-asian="14pt" style:font-style-asian="normal" style:font-weight-asian="bold" style:font-size-complex="14pt" style:font-style-complex="normal" style:font-weight-complex="bold"/>
    </style:style>
    <style:style style:name="P8" style:family="paragraph" style:parent-style-name="Standard">
      <style:text-properties style:font-name="Arial Narrow" fo:font-size="14pt" fo:font-style="normal" fo:font-weight="bold" officeooo:rsid="000fd045" officeooo:paragraph-rsid="000fd045" style:font-size-asian="14pt" style:font-style-asian="normal" style:font-weight-asian="bold" style:font-size-complex="14pt" style:font-style-complex="normal" style:font-weight-complex="bold"/>
    </style:style>
    <style:style style:name="P9" style:family="paragraph" style:parent-style-name="Standard">
      <style:text-properties style:font-name="Arial Narrow" fo:font-size="14pt" fo:font-style="normal" fo:font-weight="bold" officeooo:rsid="00105994" officeooo:paragraph-rsid="00105994" style:font-size-asian="14pt" style:font-style-asian="normal" style:font-weight-asian="bold" style:font-size-complex="14pt" style:font-style-complex="normal" style:font-weight-complex="bold"/>
    </style:style>
    <style:style style:name="P10" style:family="paragraph" style:parent-style-name="Standard">
      <style:text-properties style:font-name="Arial Narrow" fo:font-size="14pt" fo:font-style="normal" fo:font-weight="bold" officeooo:rsid="0011a3a9" officeooo:paragraph-rsid="0011a3a9" style:font-size-asian="14pt" style:font-style-asian="normal" style:font-weight-asian="bold" style:font-size-complex="14pt" style:font-style-complex="normal" style:font-weight-complex="bold"/>
    </style:style>
    <style:style style:name="P11" style:family="paragraph" style:parent-style-name="Standard">
      <style:text-properties style:font-name="Arial Narrow" fo:font-size="14pt" fo:font-style="normal" fo:font-weight="bold" officeooo:rsid="00125bf0" officeooo:paragraph-rsid="00125bf0" style:font-size-asian="14pt" style:font-style-asian="normal" style:font-weight-asian="bold" style:font-size-complex="14pt" style:font-style-complex="normal" style:font-weight-complex="bold"/>
    </style:style>
    <style:style style:name="P12" style:family="paragraph" style:parent-style-name="Standard">
      <style:text-properties style:font-name="Arial Narrow" fo:font-size="14pt" fo:font-style="normal" fo:font-weight="bold" officeooo:rsid="0012fc5f" officeooo:paragraph-rsid="0012fc5f" style:font-size-asian="14pt" style:font-style-asian="normal" style:font-weight-asian="bold" style:font-size-complex="14pt" style:font-style-complex="normal" style:font-weight-complex="bold"/>
    </style:style>
    <style:style style:name="P13" style:family="paragraph" style:parent-style-name="Standard">
      <style:text-properties style:font-name="Arial Narrow" fo:font-size="14pt" fo:font-style="normal" fo:font-weight="normal" officeooo:rsid="000b3aba" officeooo:paragraph-rsid="000b3aba" style:font-size-asian="14pt" style:font-style-asian="normal" style:font-weight-asian="normal" style:font-size-complex="14pt" style:font-style-complex="normal" style:font-weight-complex="normal"/>
    </style:style>
    <style:style style:name="P14" style:family="paragraph" style:parent-style-name="Standard">
      <style:text-properties style:font-name="Arial Narrow" fo:font-size="14pt" fo:font-style="normal" fo:font-weight="normal" officeooo:rsid="000d28fd" officeooo:paragraph-rsid="000d28fd" style:font-size-asian="14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038a" style:font-weight-asian="normal" style:font-weight-complex="normal"/>
    </style:style>
    <style:style style:name="T3" style:family="text">
      <style:text-properties fo:font-weight="normal" officeooo:rsid="0008b558" style:font-weight-asian="normal" style:font-weight-complex="normal"/>
    </style:style>
    <style:style style:name="T4" style:family="text">
      <style:text-properties fo:font-weight="normal" officeooo:rsid="000d28fd" style:font-weight-asian="normal" style:font-weight-complex="normal"/>
    </style:style>
    <style:style style:name="T5" style:family="text">
      <style:text-properties officeooo:rsid="000703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ular Expressions in JavaScript: <text:span text:style-name="T1">Regular expressions are defined by characters within // followed by another characters called flags. An example of a regular expression would be :</text:span></text:p>
      <text:p text:style-name="P1"><text:span text:style-name="T1"/></text:p>
      <text:p text:style-name="P1"><text:span text:style-name="T1">let myRegex = /abc/ig; </text:span></text:p>
      <text:p text:style-name="P1"><text:span text:style-name="T1"/></text:p>
      <text:p text:style-name="P1"><text:span text:style-name="T1">They are used to match substrings within a string to the specified regular expression</text:span></text:p>
      <text:p text:style-name="P1"/>
      <text:p text:style-name="P1">Test method: <text:span text:style-name="T1">The test method is a method of the regex expression that takes a string as parameter and returns true if there is a match between the regular expression and the string parameter. Example</text:span></text:p>
      <text:p text:style-name="P1"><text:span text:style-name="T1"/></text:p>
      <text:p text:style-name="P1"><text:span text:style-name="T1">let myRegex = /Spain/;</text:span></text:p>
      <text:p text:style-name="P1"><text:span text:style-name="T1"/></text:p>
      <text:p text:style-name="P1"><text:span text:style-name="T1">myRegex.test(“I love Spain”); //returns true</text:span></text:p>
      <text:p text:style-name="P1"><text:span text:style-name="T1"/></text:p>
      <text:p text:style-name="P1"><text:span text:style-name="T1">myRegex.text(“I love Portugal”); //returns false</text:span></text:p>
      <text:p text:style-name="P1"><text:span text:style-name="T1"/></text:p>
      <text:p text:style-name="P1"><text:span text:style-name="T1"/></text:p>
      <text:p text:style-name="P2">Match method:<text:span text:style-name="T1"> The match method is a method of the string that takes a regex as a parameter and returns a match object if there was a single match, or an array of matched strings if the global flag was used. Example:</text:span></text:p>
      <text:p text:style-name="P2"><text:span text:style-name="T1"/></text:p>
      <text:p text:style-name="P2"><text:span text:style-name="T1">let myRegex = /Spain/;</text:span></text:p>
      <text:p text:style-name="P2"><text:span text:style-name="T1">let myString = “I love Spain”;</text:span></text:p>
      <text:p text:style-name="P2"><text:span text:style-name="T1">let myMatch = myString.match(myRegex);</text:span></text:p>
      <text:p text:style-name="P2"><text:span text:style-name="T1"/></text:p>
      <text:p text:style-name="P3"><text:span text:style-name="T5">Match Single Characters with Multiple Possibilities: </text:span><text:s/><text:span text:style-name="T2">Wrap the characters in brackets to match any of the caracters in it. Example:</text:span></text:p>
      <text:p text:style-name="P3"><text:span text:style-name="T2"/></text:p>
      <text:p text:style-name="P4"><text:span text:style-name="T1">let myRegex = /a[bcd]e/ </text:span></text:p>
      <text:p text:style-name="P4"><text:span text:style-name="T1"/></text:p>
      <text:p text:style-name="P4"><text:span text:style-name="T1">This will match abe, ace or ade</text:span></text:p>
      <text:p text:style-name="P4"><text:span text:style-name="T1"/></text:p>
      <text:p text:style-name="P4"><text:span text:style-name="T1">You can also use dash to include all characters in a given range. Example:</text:span></text:p>
      <text:p text:style-name="P4"><text:span text:style-name="T1"/></text:p>
      <text:p text:style-name="P4"><text:span text:style-name="T1">let myRegex= /a-zA-Z/ </text:span></text:p>
      <text:p text:style-name="P4"><text:span text:style-name="T1"/></text:p>
      <text:p text:style-name="P4"><text:span text:style-name="T1">This will match any letter capitalized or not. </text:span></text:p>
      <text:p text:style-name="P4"><text:span text:style-name="T1"/></text:p>
      <text:p text:style-name="P4">Global and Case flags: <text:span text:style-name="T1">The flag g will cause the return to be an array of all the matches , the flag i will cause the regex function to be case insensitive. </text:span><text:span text:style-name="T3">Examples.</text:span></text:p>
      <text:p text:style-name="P4"><text:span text:style-name="T3"/></text:p>
      <text:p text:style-name="P4"><text:span text:style-name="T3">let myArray = “aAa AaA”.match(/aaa/gi);</text:span></text:p>
      <text:p text:style-name="P5"><text:span text:style-name="T1">console.log(myArray); //logs [aAa, AaA]</text:span></text:p>
      <text:p text:style-name="P5"><text:span text:style-name="T1"/></text:p>
      <text:p text:style-name="P6">Match any character other than specified: <text:span text:style-name="T1">The character ^ can be used in a character set to match anything other than what is in the set: </text:span></text:p>
      <text:p text:style-name="P6"><text:span text:style-name="T1"/></text:p>
      <text:p text:style-name="P6"><text:span text:style-name="T1">Example: </text:span></text:p>
      <text:p text:style-name="P6"><text:span text:style-name="T1"/></text:p>
      <text:p text:style-name="P6"><text:span text:style-name="T1">let myRegex = /[^abc]aa/gi;</text:span></text:p>
      <text:p text:style-name="P6"><text:span text:style-name="T1">console.log(“aaa baa caa daa”.match(myRegex)); //logs [‘daa’] </text:span></text:p>
      <text:p text:style-name="P6"><text:span text:style-name="T1"/></text:p>
      <text:p text:style-name="P7">Lazy mode: <text:span text:style-name="T1">You can apply ? To a quantifier (ex: + or *) to match the shortest substring instead of the largest which is the default. When a quantifier is in greedy mode, default, it’s as if it were always trying to keep going and still find a match. When in lazy mode, the quantifier is always trying to stop as long as there is a match. Note that regardless, the first match will be returned if the g flag isn’t raised. <text:s/>Even if the first match is not the smallest possible in the whole string. If the g flag is raised, </text:span><text:span text:style-name="T4">it will continue the search where it stopped. Example:</text:span></text:p>
      <text:p text:style-name="P7"><text:span text:style-name="T4"/></text:p>
      <text:p text:style-name="P13">let text = "&lt;h1&gt;&lt;h2&gt;";</text:p>
      <text:p text:style-name="P13">let myRegex = /&lt;.*?&gt;/g; </text:p>
      <text:p text:style-name="P14">console.log(text.match(myRegex)); //logs [“&lt;h1&gt;”,”&lt;h2&gt;”] instead of [“&lt;h1&gt;&lt;h2&gt;”]</text:p>
      <text:p text:style-name="P14"/>
      <text:p text:style-name="P8">Optional characters: <text:span text:style-name="T1">You can apply ? To a character to make it optional in the regular expression. Example:</text:span></text:p>
      <text:p text:style-name="P8"><text:span text:style-name="T1"/></text:p>
      <text:p text:style-name="P8"><text:span text:style-name="T1">myRegex = /colou?r/ </text:span></text:p>
      <text:p text:style-name="P8"><text:span text:style-name="T1"/></text:p>
      <text:p text:style-name="P8"><text:span text:style-name="T1">this will match both color and colour. </text:span></text:p>
      <text:p text:style-name="P8"><text:span text:style-name="T1"/></text:p>
      <text:p text:style-name="P9">Positive Lookaheads: <text:span text:style-name="T1">Positive lookaheads will look for something ahead as part of the matching process but not include it. Positive lookaheads are written with parenthesis and ?= followed by something.</text:span></text:p>
      <text:p text:style-name="P9"><text:span text:style-name="T1"/></text:p>
      <text:p text:style-name="P9"><text:span text:style-name="T1">MyRegex = /school(?=s)/ </text:span></text:p>
      <text:p text:style-name="P9"><text:span text:style-name="T1"/></text:p>
      <text:p text:style-name="P9"><text:span text:style-name="T1">this will match school in a string that contains the word schools</text:span></text:p>
      <text:p text:style-name="P9"><text:span text:style-name="T1"/></text:p>
      <text:p text:style-name="P9">Negative Lookaheads: <text:span text:style-name="T1">Negative lookaheads will look for something ahead and make sure it’s not there as part of the matching process and not include it. Negative lookaheads are written with parentheses and ?! Followed by something. <text:s/></text:span></text:p>
      <text:p text:style-name="P9"><text:span text:style-name="T1"/></text:p>
      <text:p text:style-name="P9"><text:span text:style-name="T1">MyRegex = /school(?=s)/ </text:span></text:p>
      <text:p text:style-name="P9"><text:span text:style-name="T1"/></text:p>
      <text:p text:style-name="P9"><text:span text:style-name="T1">this will return null from the string “schools”</text:span></text:p>
      <text:p text:style-name="P9"><text:span text:style-name="T1"/></text:p>
      <text:p text:style-name="P9">Specify number of characters: <text:span text:style-name="T1">You can follow a character with curly braces with numbers in it to specify the minimum, maximum or exact number of times the character should appear repeated. Examples:</text:span></text:p>
      <text:p text:style-name="P9"><text:span text:style-name="T1"/></text:p>
      <text:p text:style-name="P9"><text:span text:style-name="T1">myRegex = /a{3,5}/ (accepts anywhere from 3 to 5 “a”s) </text:span></text:p>
      <text:p text:style-name="P9"><text:span text:style-name="T1">myRegex = /a{3,}/ <text:s/>(accepts any number of “a”s larger than 2)</text:span></text:p>
      <text:p text:style-name="P9"><text:span text:style-name="T1">myRegex = /a{3}/ (accepts only exactly 3 “a”s)</text:span></text:p>
      <text:p text:style-name="P9"><text:span text:style-name="T1"/></text:p>
      <text:p text:style-name="P10">Grouping characters: <text:span text:style-name="T1">You can search for groups of characters by wrapping them in parentheses. You can also use the OR operator in it.</text:span></text:p>
      <text:p text:style-name="P10"><text:span text:style-name="T1"/></text:p>
      <text:p text:style-name="P10"><text:span text:style-name="T1">Let myRegex = /P(engu│umpk)in/</text:span></text:p>
      <text:p text:style-name="P10"><text:span text:style-name="T1"/></text:p>
      <text:p text:style-name="P11">Reusing Patterns with Capture Groups: <text:s/><text:span text:style-name="T1">Each group in a regulare expression gets a number assing to it. To the first group it’s 1, to the second group is 2 and so on. You can reference these groups by ding \1 or \2 Example:</text:span></text:p>
      <text:p text:style-name="P11"><text:span text:style-name="T1"/></text:p>
      <text:p text:style-name="P11"><text:span text:style-name="T1">let repeatStr = "regex regex";</text:span></text:p>
      <text:p text:style-name="P11"><text:span text:style-name="T1">let repeatRegex = /(\w+)\s\1/;</text:span></text:p>
      <text:p text:style-name="P11"><text:span text:style-name="T1"/></text:p>
      <text:p text:style-name="P11"><text:span text:style-name="T1">This will look for a group of alphabetical characters followed by a space followed by the exact same group. If you use the .match function without raising the global flag, it will return the matched string and also the matched object corresping to the group. So in the example above it would return:</text:span></text:p>
      <text:p text:style-name="P11"><text:span text:style-name="T1"/></text:p>
      <text:p text:style-name="P11"><text:span text:style-name="T1">[“regex regex”, regex(this is an object)]</text:span></text:p>
      <text:p text:style-name="P11"><text:span text:style-name="T1"/></text:p>
      <text:p text:style-name="P12">Search and Replace: <text:span text:style-name="T1">Use myStr.replace(regex, newStr) to replace the matches with the new string. You can use $1, $2 and so on to reference groups. Example:</text:span></text:p>
      <text:p text:style-name="P12"><text:span text:style-name="T1"/></text:p>
      <text:p text:style-name="P12"><text:span text:style-name="T1">"Code Camp".replace(/(\w+)\s(\w+)/, '$2 $1');</text:span></text:p>
      <text:p text:style-name="P12"><text:span text:style-name="T1"/></text:p>
      <text:p text:style-name="P12"><text:span text:style-name="T1">In the example above, Code Camp becomes Camp Code</text:span></text:p>
      <text:p text:style-name="P10"><text:span text:style-name="T1"/></text:p>
      <text:p text:style-name="P10"><text:span text:style-name="T1"/></text:p>
      <text:p text:style-name="P7"><text:span text:style-name="T4"/></text:p>
      <text:p text:style-name="P6"><text:span text:style-name="T1"/></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Mongolian Baiti" svg:font-family="'Mongolian Baiti'" style:font-family-generic="script" style:font-pitch="variable"/>
    <style:font-face style:name="Monotype Corsiva" svg:font-family="'Monotype Corsiva'" style:font-family-generic="script"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2-02T15:04:22.952000000</dc:date>
    <meta:editing-duration>PT2H49M16S</meta:editing-duration>
    <meta:editing-cycles>11</meta:editing-cycles>
    <meta:document-statistic meta:table-count="0" meta:image-count="0" meta:object-count="0" meta:page-count="1" meta:paragraph-count="51" meta:word-count="768" meta:character-count="4570" meta:non-whitespace-character-count="3834"/>
  </office:meta>
</office:document-meta>
</file>